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1*"/>
    </style:style>
    <style:style style:name="Table1.B" style:family="table-column">
      <style:table-column-properties style:column-width="3.411cm" style:rel-column-width="13151*"/>
    </style:style>
    <style:style style:name="Table1.C" style:family="table-column">
      <style:table-column-properties style:column-width="3.625cm" style:rel-column-width="13974*"/>
    </style:style>
    <style:style style:name="Table1.D" style:family="table-column">
      <style:table-column-properties style:column-width="3.757cm" style:rel-column-width="14484*"/>
    </style:style>
    <style:style style:name="Table1.E" style:family="table-column">
      <style:table-column-properties style:column-width="1.508cm" style:rel-column-width="5814*"/>
    </style:style>
    <style:style style:name="Table1.F" style:family="table-column">
      <style:table-column-properties style:column-width="1.864cm" style:rel-column-width="7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833cm" style:rel-column-width="10921*"/>
    </style:style>
    <style:style style:name="Table3.B" style:family="table-column">
      <style:table-column-properties style:column-width="3.411cm" style:rel-column-width="13151*"/>
    </style:style>
    <style:style style:name="Table3.C" style:family="table-column">
      <style:table-column-properties style:column-width="3.625cm" style:rel-column-width="13974*"/>
    </style:style>
    <style:style style:name="Table3.D" style:family="table-column">
      <style:table-column-properties style:column-width="3.731cm" style:rel-column-width="14382*"/>
    </style:style>
    <style:style style:name="Table3.E" style:family="table-column">
      <style:table-column-properties style:column-width="1.535cm" style:rel-column-width="5916*"/>
    </style:style>
    <style:style style:name="Table3.F" style:family="table-column">
      <style:table-column-properties style:column-width="1.864cm" style:rel-column-width="7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33cm" style:rel-column-width="10921*"/>
    </style:style>
    <style:style style:name="Table5.B" style:family="table-column">
      <style:table-column-properties style:column-width="3.411cm" style:rel-column-width="13151*"/>
    </style:style>
    <style:style style:name="Table5.C" style:family="table-column">
      <style:table-column-properties style:column-width="3.625cm" style:rel-column-width="13974*"/>
    </style:style>
    <style:style style:name="Table5.D" style:family="table-column">
      <style:table-column-properties style:column-width="3.731cm" style:rel-column-width="14382*"/>
    </style:style>
    <style:style style:name="Table5.E" style:family="table-column">
      <style:table-column-properties style:column-width="1.535cm" style:rel-column-width="5916*"/>
    </style:style>
    <style:style style:name="Table5.F" style:family="table-column">
      <style:table-column-properties style:column-width="1.864cm" style:rel-column-width="719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833cm" style:rel-column-width="10921*"/>
    </style:style>
    <style:style style:name="Table7.B" style:family="table-column">
      <style:table-column-properties style:column-width="3.411cm" style:rel-column-width="13151*"/>
    </style:style>
    <style:style style:name="Table7.C" style:family="table-column">
      <style:table-column-properties style:column-width="3.625cm" style:rel-column-width="13974*"/>
    </style:style>
    <style:style style:name="Table7.D" style:family="table-column">
      <style:table-column-properties style:column-width="3.731cm" style:rel-column-width="14382*"/>
    </style:style>
    <style:style style:name="Table7.E" style:family="table-column">
      <style:table-column-properties style:column-width="1.535cm" style:rel-column-width="5916*"/>
    </style:style>
    <style:style style:name="Table7.F" style:family="table-column">
      <style:table-column-properties style:column-width="1.864cm" style:rel-column-width="719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833cm" style:rel-column-width="10921*"/>
    </style:style>
    <style:style style:name="Table9.B" style:family="table-column">
      <style:table-column-properties style:column-width="3.411cm" style:rel-column-width="13151*"/>
    </style:style>
    <style:style style:name="Table9.C" style:family="table-column">
      <style:table-column-properties style:column-width="3.625cm" style:rel-column-width="13974*"/>
    </style:style>
    <style:style style:name="Table9.D" style:family="table-column">
      <style:table-column-properties style:column-width="3.731cm" style:rel-column-width="14382*"/>
    </style:style>
    <style:style style:name="Table9.E" style:family="table-column">
      <style:table-column-properties style:column-width="1.535cm" style:rel-column-width="5916*"/>
    </style:style>
    <style:style style:name="Table9.F" style:family="table-column">
      <style:table-column-properties style:column-width="1.864cm" style:rel-column-width="719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833cm" style:rel-column-width="10921*"/>
    </style:style>
    <style:style style:name="Table11.B" style:family="table-column">
      <style:table-column-properties style:column-width="3.411cm" style:rel-column-width="13151*"/>
    </style:style>
    <style:style style:name="Table11.C" style:family="table-column">
      <style:table-column-properties style:column-width="3.625cm" style:rel-column-width="13974*"/>
    </style:style>
    <style:style style:name="Table11.D" style:family="table-column">
      <style:table-column-properties style:column-width="3.731cm" style:rel-column-width="14382*"/>
    </style:style>
    <style:style style:name="Table11.E" style:family="table-column">
      <style:table-column-properties style:column-width="1.535cm" style:rel-column-width="5916*"/>
    </style:style>
    <style:style style:name="Table11.F" style:family="table-column">
      <style:table-column-properties style:column-width="1.864cm" style:rel-column-width="719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P1" style:family="paragraph" style:parent-style-name="Standard">
      <style:text-properties fo:language="da" fo:country="DK" officeooo:paragraph-rsid="00064b77" style:language-asian="zxx" style:country-asian="none" style:language-complex="zxx" style:country-complex="none"/>
    </style:style>
    <style:style style:name="P2" style:family="paragraph" style:parent-style-name="Standard">
      <style:text-properties fo:language="da" fo:country="DK" officeooo:rsid="00064b77" officeooo:paragraph-rsid="00064b77" style:language-asian="zxx" style:country-asian="none" style:language-complex="zxx" style:country-complex="none"/>
    </style:style>
    <style:style style:name="P3" style:family="paragraph" style:parent-style-name="Standard">
      <style:text-properties fo:language="da" fo:country="DK" officeooo:rsid="000e1c49" officeooo:paragraph-rsid="000e1c49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da" fo:country="DK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da" fo:country="DK" officeooo:paragraph-rsid="000e1c49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da" fo:country="DK" officeooo:rsid="000e1c49" officeooo:paragraph-rsid="000e1c49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da" fo:country="DK" officeooo:rsid="000e891b" officeooo:paragraph-rsid="000e891b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da" fo:country="DK" officeooo:rsid="001016f2" officeooo:paragraph-rsid="001016f2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da" fo:country="DK" officeooo:rsid="0011212c" officeooo:paragraph-rsid="0011212c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da" fo:country="DK" officeooo:rsid="00114fb5" officeooo:paragraph-rsid="00114fb5" style:language-asian="zxx" style:country-asian="none" style:language-complex="zxx" style:country-complex="none"/>
    </style:style>
    <style:style style:name="P11" style:family="paragraph" style:parent-style-name="Standard">
      <style:paragraph-properties fo:break-before="page"/>
      <style:text-properties fo:language="da" fo:country="DK" officeooo:rsid="000ca43a" officeooo:paragraph-rsid="000ca43a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da" fo:country="DK" officeooo:paragraph-rsid="0008e1b8" style:language-asian="zxx" style:country-asian="none" style:language-complex="zxx" style:country-complex="none"/>
    </style:style>
    <style:style style:name="P13" style:family="paragraph" style:parent-style-name="Standard" style:list-style-name="L1">
      <style:text-properties fo:language="da" fo:country="DK" officeooo:paragraph-rsid="000adba3" style:language-asian="zxx" style:country-asian="none" style:language-complex="zxx" style:country-complex="none"/>
    </style:style>
    <style:style style:name="P14" style:family="paragraph" style:parent-style-name="Standard" style:list-style-name="L1">
      <style:text-properties fo:language="da" fo:country="DK" officeooo:paragraph-rsid="000ca43a" style:language-asian="zxx" style:country-asian="none" style:language-complex="zxx" style:country-complex="none"/>
    </style:style>
    <style:style style:name="P15" style:family="paragraph" style:parent-style-name="Standard" style:list-style-name="L1">
      <style:text-properties fo:language="da" fo:country="DK" officeooo:rsid="0008e1b8" officeooo:paragraph-rsid="0008e1b8" style:language-asian="zxx" style:country-asian="none" style:language-complex="zxx" style:country-complex="none"/>
    </style:style>
    <style:style style:name="T1" style:family="text">
      <style:text-properties officeooo:rsid="00064b77"/>
    </style:style>
    <style:style style:name="T2" style:family="text">
      <style:text-properties officeooo:rsid="000890b7"/>
    </style:style>
    <style:style style:name="T3" style:family="text">
      <style:text-properties officeooo:rsid="0008e1b8"/>
    </style:style>
    <style:style style:name="T4" style:family="text">
      <style:text-properties officeooo:rsid="000adba3"/>
    </style:style>
    <style:style style:name="T5" style:family="text">
      <style:text-properties officeooo:rsid="000ca43a"/>
    </style:style>
    <style:style style:name="T6" style:family="text">
      <style:text-properties officeooo:rsid="000e1c49"/>
    </style:style>
    <style:style style:name="T7" style:family="text">
      <style:text-properties officeooo:rsid="000e891b"/>
    </style:style>
    <style:style style:name="T8" style:family="text">
      <style:text-properties officeooo:rsid="001209ae"/>
    </style:style>
    <style:style style:name="T9" style:family="text">
      <style:text-properties officeooo:rsid="0013a668"/>
    </style:style>
    <style:style style:name="T10" style:family="text">
      <style:text-properties officeooo:rsid="0016fe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valitetskrav (non-funktionel </text:span><text:span text:style-name="T6">krav</text:span><text:span text:style-name="T1">)</text:span></text:p>
      <text:p text:style-name="P2"/>
      <text:list xml:id="list32710785" text:style-name="L1">
        <text:list-item>
          <text:p text:style-name="P12"><text:span text:style-name="T2">Reliability <text:line-break/></text:span><text:span text:style-name="T3">Systemet håndterer </text:span><text:span text:style-name="T6">finansielle</text:span><text:span text:style-name="T3"> midler hos kunderne – det er derfor altafgørende at brugeren har en oplevelse af et stabilt og sikkert system.</text:span></text:p>
        </text:list-item>
        <text:list-item>
          <text:p text:style-name="P15">Usability</text:p>
          <text:p text:style-name="P15">Systemet skal være brugervenligt og nemt at lære at bruge. Dette er en drivende faktor i systemets succes, i forhold til det nuværende rejsekort.</text:p>
        </text:list-item>
        <text:list-item>
          <text:p text:style-name="P12"><text:span text:style-name="T3">Security<text:line-break/></text:span><text:span text:style-name="T4">Sikkerhed er vigtigt, da kunderne skal føle sig sikre. Deres data må ikke falde i de forkerte hænder.</text:span></text:p>
        </text:list-item>
        <text:list-item>
          <text:p text:style-name="P15">Efficiency</text:p>
          <text:p text:style-name="P13"><text:span text:style-name="T4">Systemet skal være hurtigt og effektivt, da det ikke er acceptabelt hvis systemet bruger 5 minutter på at </text:span><text:span text:style-name="T6">tjekke</text:span><text:span text:style-name="T4"> en person ind.</text:span></text:p>
        </text:list-item>
        <text:list-item>
          <text:p text:style-name="P15">Testability</text:p>
          <text:p text:style-name="P14"><text:span text:style-name="T5">Systemet skal kunne testes efter fejl, så det endelige produkt er så fejlfrit som muligt, og eventuelle fejl efter r</text:span><text:span text:style-name="T6">é</text:span><text:span text:style-name="T5">lease kan spottes og løses hurtigt.</text:span></text:p>
        </text:list-item>
      </text:list>
      <text:p text:style-name="P11"/>
      <text:p text:style-name="P3">Kvalitetsscenari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6">Measures and Quality scenarios</text:p>
          </table:table-cell>
          <table:table-cell table:style-name="Table1.A1" office:value-type="string">
            <text:p text:style-name="P6">Variability</text:p>
          </table:table-cell>
          <table:table-cell table:style-name="Table1.A1" office:value-type="string">
            <text:p text:style-name="P5"><text:span text:style-name="T6">Impact of factor </text:span><text:span text:style-name="T7">on stakeholders and architecture.</text:span></text:p>
          </table:table-cell>
          <table:table-cell table:style-name="Table1.A1" office:value-type="string">
            <text:p text:style-name="P6">Priority for succes</text:p>
          </table:table-cell>
          <table:table-cell table:style-name="Table1.F1" office:value-type="string">
            <text:p text:style-name="P6">Difficulty or risk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6">Reliability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Pålid<text:span text:style-name="T8">e</text:span>lig Data</text:p>
          </table:table-cell>
          <table:table-cell table:style-name="Table3.A1" office:value-type="string">
            <text:p text:style-name="P7">Når en bruger vil se de registrerede rejser, skal disse være korrekte.</text:p>
          </table:table-cell>
          <table:table-cell table:style-name="Table3.A1" office:value-type="string">
            <text:p text:style-name="P7">Såfremt man ser sin oversigt lige efter endt rejse, kan der gå tid inden oversigten opdateres</text:p>
          </table:table-cell>
          <table:table-cell table:style-name="Table3.A1" office:value-type="string">
            <text:p text:style-name="P7">Det er vigtigt for brugerne, at deres data er korrekt og pålidelig.</text:p>
          </table:table-cell>
          <table:table-cell table:style-name="Table3.A1" office:value-type="string">
            <text:p text:style-name="P7">H</text:p>
          </table:table-cell>
          <table:table-cell table:style-name="Table3.F1" office:value-type="string">
            <text:p text:style-name="P7">M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8">Usability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8">Brugervenligt design</text:p>
          </table:table-cell>
          <table:table-cell table:style-name="Table5.A1" office:value-type="string">
            <text:p text:style-name="P8">Det skal være nemt for en bruger at navigere i systemet og tilgå oplysninger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>Det vil påvirke populariteten af programmet hvis det er nemt og intuitivt</text:p>
          </table:table-cell>
          <table:table-cell table:style-name="Table5.A1" office:value-type="string">
            <text:p text:style-name="P8">H</text:p>
          </table:table-cell>
          <table:table-cell table:style-name="Table5.F1" office:value-type="string">
            <text:p text:style-name="P8">L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8">Securit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9">Kryptering og Authenti<text:span text:style-name="T9">k</text:span>ation</text:p>
          </table:table-cell>
          <table:table-cell table:style-name="Table7.A1" office:value-type="string">
            <text:p text:style-name="P9">Brugernes oplysninger bliver krypteret så de er sikret imod sikkerhedsbrud</text:p>
          </table:table-cell>
          <table:table-cell table:style-name="Table7.A1" office:value-type="string">
            <text:p text:style-name="P9">Simple uvigtige attributter vil ikke blive krypteret</text:p>
          </table:table-cell>
          <table:table-cell table:style-name="Table7.A1" office:value-type="string">
            <text:p text:style-name="P9">Brugerne føler sig trykke, selv hvis der er sikkerhedsbrud</text:p>
          </table:table-cell>
          <table:table-cell table:style-name="Table7.A1" office:value-type="string">
            <text:p text:style-name="P9">M</text:p>
          </table:table-cell>
          <table:table-cell table:style-name="Table7.F1" office:value-type="string">
            <text:p text:style-name="P9">M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8">Efficiency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9">Hurtig tjek-ind og tjek-ud</text:p>
          </table:table-cell>
          <table:table-cell table:style-name="Table9.A1" office:value-type="string">
            <text:p text:style-name="P9">Systemet skal udvikles til at muliggøre nem rejse uden besvær</text:p>
          </table:table-cell>
          <table:table-cell table:style-name="Table9.A1" office:value-type="string">
            <text:p text:style-name="P9">Systemet skal signalere hvis tjek-ud ikke virker </text:p>
          </table:table-cell>
          <table:table-cell table:style-name="Table9.A1" office:value-type="string">
            <text:p text:style-name="P9">Brugerne skal ikke være i tvivl om de er tjekket korrekt ind/ud</text:p>
          </table:table-cell>
          <table:table-cell table:style-name="Table9.A1" office:value-type="string">
            <text:p text:style-name="P9">M</text:p>
          </table:table-cell>
          <table:table-cell table:style-name="Table9.F1" office:value-type="string">
            <text:p text:style-name="P9">L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Testability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9">Systemet skal testes</text:p>
          </table:table-cell>
          <table:table-cell table:style-name="Table11.A1" office:value-type="string">
            <text:p text:style-name="P10">Systemet skal udvikles til nemt at udføre test, så de overstående scenarier sikres.</text:p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>Arkitekturen skal velegnet til test, <text:span text:style-name="T10">både på grund af debugging og vedligeholdelse.</text:span></text:p>
          </table:table-cell>
          <table:table-cell table:style-name="Table11.A1" office:value-type="string">
            <text:p text:style-name="P9">L</text:p>
          </table:table-cell>
          <table:table-cell table:style-name="Table11.F1" office:value-type="string">
            <text:p text:style-name="P9">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42S</meta:editing-duration>
    <meta:editing-cycles>11</meta:editing-cycles>
    <meta:generator>LibreOffice/3.6$Windows_x86 LibreOffice_project/e29a214-2bbed72-0621de6-a97528c-8f066d</meta:generator>
    <dc:date>2014-01-02T13:27:04.43</dc:date>
    <meta:document-statistic meta:table-count="11" meta:image-count="0" meta:object-count="0" meta:page-count="2" meta:paragraph-count="49" meta:word-count="319" meta:character-count="1984" meta:non-whitespace-character-count="1717"/>
    <meta:user-defined meta:name="Info 1"/>
    <meta:user-defined meta:name="Info 2"/>
    <meta:user-defined meta:name="Info 3"/>
    <meta:user-defined meta:name="Info 4"/>
  </office:meta>
</office:document-meta>
</file>